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le1" style:family="table">
      <style:table-properties style:width="17cm" table:align="margins" style:may-break-between-rows="true" table:border-model="collapsing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291cm" fo:keep-together="auto"/>
    </style:style>
    <style:style style:name="Table1.A1" style:family="table-cell">
      <style:table-cell-properties style:vertical-align="bottom" fo:background-color="#009353" fo:padding="0cm" fo:border-left="0.75pt solid #009353" fo:border-right="0.75pt solid #009353" fo:border-top="0.75pt solid #009353" fo:border-bottom="none" style:writing-mode="page">
        <style:background-image/>
      </style:table-cell-properties>
    </style:style>
    <style:style style:name="Table1.A2" style:family="table-cell">
      <style:table-cell-properties style:vertical-align="bottom" fo:background-color="transparent" fo:padding="0cm" fo:border-left="0.75pt solid #009353" fo:border-right="none" fo:border-top="none" fo:border-bottom="none" style:writing-mode="page">
        <style:background-image/>
      </style:table-cell-properties>
    </style:style>
    <style:style style:name="Table1.B2" style:family="table-cell">
      <style:table-cell-properties style:vertical-align="bottom"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e1.A3" style:family="table-cell">
      <style:table-cell-properties style:vertical-align="bottom"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Table1.B3" style:family="table-cell">
      <style:table-cell-properties style:vertical-align="bottom"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e1.A8" style:family="table-cell">
      <style:table-cell-properties style:vertical-align="bottom" fo:background-color="#bee3d3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e1.B8" style:family="table-cell">
      <style:table-cell-properties style:vertical-align="bottom" fo:background-color="#bee3d3" fo:padding="0cm" fo:border-left="none" fo:border-right="0.75pt solid #009353" fo:border-top="none" fo:border-bottom="0.75pt solid #009353" style:writing-mode="page">
        <style:background-image/>
      </style:table-cell-properties>
    </style:style>
    <style:style style:name="Table2" style:family="table">
      <style:table-properties style:width="17cm" table:align="margins" style:may-break-between-rows="true" table:border-model="collapsing"/>
    </style:style>
    <style:style style:name="Table2.A" style:family="table-column">
      <style:table-column-properties style:column-width="1.071cm" style:rel-column-width="4127*"/>
    </style:style>
    <style:style style:name="Table2.B" style:family="table-column">
      <style:table-column-properties style:column-width="10.262cm" style:rel-column-width="39560*"/>
    </style:style>
    <style:style style:name="Table2.C" style:family="table-column">
      <style:table-column-properties style:column-width="5.667cm" style:rel-column-width="21848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2.B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le2.A2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e2.B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Table2.A3" style:family="table-cell">
      <style:table-cell-properties fo:background-color="#dddddd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e2.B3" style:family="table-cell">
      <style:table-cell-properties fo:padding="0.097cm" fo:border-left="0.5pt solid #000000" fo:border-right="none" fo:border-top="none" fo:border-bottom="0.5pt solid #000000"/>
    </style:style>
    <style:style style:name="Table2.C3" style:family="table-cell">
      <style:table-cell-properties fo:padding="0.097cm" fo:border-left="0.5pt solid #000000" fo:border-right="0.5pt solid #000000" fo:border-top="none" fo:border-bottom="0.5pt solid #000000"/>
    </style:style>
    <style:style style:name="Table2.B4" style:family="table-cell">
      <style:table-cell-properties fo:padding="0.097cm" fo:border-left="0.5pt solid #000000" fo:border-right="none" fo:border-top="none" fo:border-bottom="0.5pt solid #000000"/>
    </style:style>
    <style:style style:name="Table2.C4" style:family="table-cell">
      <style:table-cell-properties fo:padding="0.097cm" fo:border-left="0.5pt solid #000000" fo:border-right="0.5pt solid #000000" fo:border-top="none" fo:border-bottom="0.5pt solid #000000"/>
    </style:style>
    <style:style style:name="Table2.B5" style:family="table-cell">
      <style:table-cell-properties fo:padding="0.097cm" fo:border-left="0.5pt solid #000000" fo:border-right="none" fo:border-top="none" fo:border-bottom="0.5pt solid #000000"/>
    </style:style>
    <style:style style:name="Table2.C5" style:family="table-cell">
      <style:table-cell-properties fo:padding="0.097cm" fo:border-left="0.5pt solid #000000" fo:border-right="0.5pt solid #000000" fo:border-top="none" fo:border-bottom="0.5pt solid #000000"/>
    </style:style>
    <style:style style:name="Table2.A6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Table2.B6" style:family="table-cell">
      <style:table-cell-properties fo:padding="0.097cm" fo:border-left="0.5pt solid #000000" fo:border-right="none" fo:border-top="none" fo:border-bottom="0.5pt solid #000000"/>
    </style:style>
    <style:style style:name="Table2.C6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c4d30" officeooo:paragraph-rsid="000c4d30"/>
    </style:style>
    <style:style style:name="P2" style:family="paragraph" style:parent-style-name="Standard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c4d30" officeooo:paragraph-rsid="000c4d3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style:font-name="Times New Roman1" fo:font-size="26pt" officeooo:rsid="000e1463" officeooo:paragraph-rsid="000e1463" style:font-size-asian="26pt" style:font-size-complex="26pt"/>
    </style:style>
    <style:style style:name="P4" style:family="paragraph" style:parent-style-name="Table_20_Contents">
      <style:paragraph-properties fo:text-align="center" style:justify-single-word="false"/>
      <style:text-properties fo:color="#c9211e" loext:opacity="100%" style:text-outline="false" style:text-line-through-style="none" style:text-line-through-type="none" style:font-name="Liberation Sans" fo:font-size="13pt" fo:font-style="normal" fo:text-shadow="none" style:text-underline-style="none" fo:font-weight="normal" officeooo:rsid="000cc219" officeooo:paragraph-rsid="000cc219" fo:background-color="transparent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c9211e" loext:opacity="100%" style:text-outline="false" style:text-line-through-style="none" style:text-line-through-type="none" style:font-name="Liberation Sans" fo:font-size="13pt" fo:font-style="normal" fo:text-shadow="none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text-properties officeooo:rsid="000ef70e" officeooo:paragraph-rsid="000ef70e"/>
    </style:style>
    <style:style style:name="P7" style:family="paragraph" style:parent-style-name="Standard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c4d30" officeooo:paragraph-rsid="000c4d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officeooo:rsid="000c4d30" officeooo:paragraph-rsid="000ef70e"/>
    </style:style>
    <style:style style:name="P9" style:family="paragraph" style:parent-style-name="Standard">
      <style:text-properties officeooo:rsid="000fefba" officeooo:paragraph-rsid="000fefba"/>
    </style:style>
    <style:style style:name="P10" style:family="paragraph" style:parent-style-name="Standard" style:list-style-name="L2">
      <style:text-properties officeooo:rsid="000fefba" officeooo:paragraph-rsid="000fefba"/>
    </style:style>
    <style:style style:name="P11" style:family="paragraph" style:parent-style-name="Standard" style:list-style-name="L2">
      <style:paragraph-properties>
        <style:tab-stops>
          <style:tab-stop style:position="12.568cm"/>
        </style:tab-stops>
      </style:paragraph-properties>
      <style:text-properties officeooo:paragraph-rsid="0011a9ba"/>
    </style:style>
    <style:style style:name="P12" style:family="paragraph" style:parent-style-name="Standard" style:list-style-name="L4">
      <style:text-properties fo:font-size="13pt" officeooo:rsid="000fefba" officeooo:paragraph-rsid="000fefba"/>
    </style:style>
    <style:style style:name="P13" style:family="paragraph" style:parent-style-name="Standard" style:list-style-name="L7">
      <style:paragraph-properties>
        <style:tab-stops>
          <style:tab-stop style:position="12.568cm"/>
        </style:tab-stops>
      </style:paragraph-properties>
      <style:text-properties officeooo:rsid="0011a9ba" officeooo:paragraph-rsid="0011a9ba"/>
    </style:style>
    <style:style style:name="P14" style:family="paragraph" style:parent-style-name="Standard">
      <style:paragraph-properties>
        <style:tab-stops>
          <style:tab-stop style:position="12.568cm"/>
        </style:tab-stops>
      </style:paragraph-properties>
      <style:text-properties officeooo:rsid="0013a189" officeooo:paragraph-rsid="0013a189"/>
    </style:style>
    <style:style style:name="P15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c4d30" officeooo:paragraph-rsid="000c4d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 style:list-style-name="Numbering_20_12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c4d30" officeooo:paragraph-rsid="000c4d3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 style:list-style-name="Numbering_20_12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 style:list-style-name="Numbering_20_123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text-align="center" style:writing-mode="lr-tb"/>
      <style:text-properties style:font-name="Times New Roman1" fo:font-size="26pt" style:font-size-asian="26pt" style:font-size-complex="26pt"/>
    </style:style>
    <style:style style:name="T1" style:family="text">
      <style:text-properties officeooo:rsid="000cc219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officeooo:rsid="000fefba"/>
    </style:style>
    <style:style style:name="T4" style:family="text">
      <style:text-properties style:font-name="Times New Roman1" fo:font-size="26pt" style:font-size-asian="26pt" style:font-size-complex="26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1%.%2%.%3%.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1%.%2%.%3%.%4%.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1%.%2%.%3%.%4%.%5%.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1%.%2%.%3%.%4%.%5%.%6%.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1%.%2%.%3%.%4%.%5%.%6%.%7%.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1%.%2%.%3%.%4%.%5%.%6%.%7%.%8%.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%.%2%.%3%.%4%.%5%.%6%.%7%.%8%.%9%.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4.473cm" fo:text-indent="-0.635cm" fo:margin-left="14.473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5.108cm" fo:text-indent="-0.635cm" fo:margin-left="15.108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5.743cm" fo:text-indent="-0.635cm" fo:margin-left="15.743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6.378cm" fo:text-indent="-0.635cm" fo:margin-left="16.378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7.013cm" fo:text-indent="-0.635cm" fo:margin-left="17.013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7.648cm" fo:text-indent="-0.635cm" fo:margin-left="17.64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18.283cm" fo:text-indent="-0.635cm" fo:margin-left="18.283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18.918cm" fo:text-indent="-0.635cm" fo:margin-left="18.918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19.553cm" fo:text-indent="-0.635cm" fo:margin-left="19.553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0.188cm" fo:text-indent="-0.635cm" fo:margin-left="20.188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0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Box List Green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2"><draw:frame text:anchor-type="paragraph" draw:z-index="0" draw:name="Text Frame 1" draw:style-name="gr1" draw:text-style-name="P21" svg:width="11.378cm" svg:height="1.057cm" svg:x="2.718cm" svg:y="-1.946cm"><draw:text-box><text:p text:style-name="P20"><text:span text:style-name="T4"><text:s/></text:span><text:span text:style-name="T4">Arthematic Operatior </text:span></text:p></draw:text-box></draw:frame><text:span text:style-name="T2">Arthematic operators in python</text:span> </text:p>
          </table:table-cell>
          <table:covered-table-cell/>
        </table:table-row>
        <table:table-row>
          <table:table-cell table:style-name="Table1.A2" office:value-type="string">
            <text:list xml:id="list3559462752" text:style-name="L1">
              <text:list-item>
                <text:p text:style-name="P7">Addition </text:p>
              </text:list-item>
            </text:list>
          </table:table-cell>
          <table:table-cell table:style-name="Table1.B2" office:value-type="string">
            <text:p text:style-name="P4">3 + 2</text:p>
          </table:table-cell>
        </table:table-row>
        <table:table-row>
          <table:table-cell table:style-name="Table1.A3" office:value-type="string">
            <text:list xml:id="list141645877365238" text:continue-numbering="true" text:style-name="L1">
              <text:list-item>
                <text:p text:style-name="P15">subtraction</text:p>
              </text:list-item>
            </text:list>
          </table:table-cell>
          <table:table-cell table:style-name="Table1.B3" office:value-type="string">
            <text:p text:style-name="P4">3 - 4</text:p>
          </table:table-cell>
        </table:table-row>
        <table:table-row>
          <table:table-cell table:style-name="Table1.A2" office:value-type="string">
            <text:list xml:id="list141646486001665" text:continue-numbering="true" text:style-name="L1">
              <text:list-item>
                <text:p text:style-name="P15">multiplication</text:p>
              </text:list-item>
            </text:list>
          </table:table-cell>
          <table:table-cell table:style-name="Table1.B2" office:value-type="string">
            <text:p text:style-name="P4">3 * 2</text:p>
          </table:table-cell>
        </table:table-row>
        <table:table-row>
          <table:table-cell table:style-name="Table1.A3" office:value-type="string">
            <text:list xml:id="list141646560734206" text:continue-numbering="true" text:style-name="L1">
              <text:list-item>
                <text:p text:style-name="P15">Division</text:p>
              </text:list-item>
            </text:list>
          </table:table-cell>
          <table:table-cell table:style-name="Table1.B3" office:value-type="string">
            <text:p text:style-name="P4">3 / 4</text:p>
          </table:table-cell>
        </table:table-row>
        <table:table-row>
          <table:table-cell table:style-name="Table1.A2" office:value-type="string">
            <text:list xml:id="list141645065827402" text:continue-numbering="true" text:style-name="L1">
              <text:list-item>
                <text:p text:style-name="P15">Floor division</text:p>
              </text:list-item>
            </text:list>
          </table:table-cell>
          <table:table-cell table:style-name="Table1.B2" office:value-type="string">
            <text:p text:style-name="P4">3 // 2</text:p>
          </table:table-cell>
        </table:table-row>
        <table:table-row>
          <table:table-cell table:style-name="Table1.A3" office:value-type="string">
            <text:list xml:id="list141645895509268" text:continue-numbering="true" text:style-name="L1">
              <text:list-item>
                <text:p text:style-name="P15">exponent</text:p>
              </text:list-item>
            </text:list>
          </table:table-cell>
          <table:table-cell table:style-name="Table1.B3" office:value-type="string">
            <text:p text:style-name="P4">3 ** 2</text:p>
          </table:table-cell>
        </table:table-row>
        <table:table-row>
          <table:table-cell table:style-name="Table1.A8" office:value-type="string">
            <text:list xml:id="list141645097894526" text:continue-numbering="true" text:style-name="L1">
              <text:list-item>
                <text:p text:style-name="P17">modulus</text:p>
              </text:list-item>
            </text:list>
          </table:table-cell>
          <table:table-cell table:style-name="Table1.B8" office:value-type="string">
            <text:p text:style-name="P5"><text:span text:style-name="T1">3</text:span> % <text:span text:style-name="T1">2</text:span></text:p>
          </table:table-cell>
        </table:table-row>
      </table:table>
      <text:p text:style-name="P1"/>
      <text:p text:style-name="P3">Logical Operator or comparision</text:p>
      <text:p text:style-name="P3"/>
      <table:table table:name="Table2" table:style-name="Table2" table:template-name="Box List Blue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list xml:id="list616864975" text:style-name="Numbering_20_123">
              <text:list-item>
                <text:p text:style-name="P19"/>
              </text:list-item>
            </text:list>
          </table:table-cell>
          <table:table-cell table:style-name="Table2.B1" office:value-type="string">
            <text:p text:style-name="P6">equal</text:p>
          </table:table-cell>
          <table:table-cell table:style-name="Table2.C1" office:value-type="string">
            <text:p text:style-name="Table_20_Contents">3 <text:s/>== <text:s/>2</text:p>
          </table:table-cell>
        </table:table-row>
        <table:table-row table:style-name="Table2.1">
          <table:table-cell table:style-name="Table2.A2" office:value-type="string">
            <text:list xml:id="list141646049351425" text:continue-numbering="true" text:style-name="Numbering_20_123">
              <text:list-item>
                <text:p text:style-name="P16"/>
              </text:list-item>
            </text:list>
          </table:table-cell>
          <table:table-cell table:style-name="Table2.B2" office:value-type="string">
            <text:p text:style-name="Table_20_Contents">Not equal</text:p>
          </table:table-cell>
          <table:table-cell table:style-name="Table2.C2" office:value-type="string">
            <text:p text:style-name="Table_20_Contents"><text:s/>3 <text:s text:c="2"/>!= <text:s/>2</text:p>
          </table:table-cell>
        </table:table-row>
        <table:table-row table:style-name="Table2.1">
          <table:table-cell table:style-name="Table2.A3" office:value-type="string">
            <text:list xml:id="list141646100696045" text:continue-numbering="true" text:style-name="Numbering_20_123">
              <text:list-item>
                <text:p text:style-name="P16"/>
              </text:list-item>
            </text:list>
          </table:table-cell>
          <table:table-cell table:style-name="Table2.B3" office:value-type="string">
            <text:p text:style-name="Table_20_Contents">Greater than</text:p>
          </table:table-cell>
          <table:table-cell table:style-name="Table2.C3" office:value-type="string">
            <text:p text:style-name="P6">3 <text:s/>&gt; <text:s/>2</text:p>
          </table:table-cell>
        </table:table-row>
        <table:table-row table:style-name="Table2.1">
          <table:table-cell table:style-name="Table2.A2" office:value-type="string">
            <text:list xml:id="list141645316383309" text:continue-numbering="true" text:style-name="Numbering_20_123">
              <text:list-item>
                <text:p text:style-name="P16"/>
              </text:list-item>
            </text:list>
          </table:table-cell>
          <table:table-cell table:style-name="Table2.B4" office:value-type="string">
            <text:p text:style-name="Table_20_Contents">Less than</text:p>
          </table:table-cell>
          <table:table-cell table:style-name="Table2.C4" office:value-type="string">
            <text:p text:style-name="P6">3 <text:s/>&lt; <text:s/>2</text:p>
          </table:table-cell>
        </table:table-row>
        <table:table-row table:style-name="Table2.1">
          <table:table-cell table:style-name="Table2.A3" office:value-type="string">
            <text:list xml:id="list141645851065736" text:continue-numbering="true" text:style-name="Numbering_20_123">
              <text:list-item>
                <text:p text:style-name="P16"/>
              </text:list-item>
            </text:list>
          </table:table-cell>
          <table:table-cell table:style-name="Table2.B5" office:value-type="string">
            <text:p text:style-name="Table_20_Contents">Greater or equal</text:p>
          </table:table-cell>
          <table:table-cell table:style-name="Table2.C5" office:value-type="string">
            <text:p text:style-name="P6">3 <text:s text:c="2"/>&gt;= <text:s text:c="2"/>2</text:p>
          </table:table-cell>
        </table:table-row>
        <table:table-row table:style-name="Table2.1">
          <table:table-cell table:style-name="Table2.A6" office:value-type="string">
            <text:list xml:id="list141645555282648" text:continue-numbering="true" text:style-name="Numbering_20_123">
              <text:list-item>
                <text:p text:style-name="P18"/>
              </text:list-item>
            </text:list>
          </table:table-cell>
          <table:table-cell table:style-name="Table2.B6" office:value-type="string">
            <text:p text:style-name="Table_20_Contents">Less or equal</text:p>
          </table:table-cell>
          <table:table-cell table:style-name="Table2.C6" office:value-type="string">
            <text:p text:style-name="P6">3 <text:s text:c="2"/>&lt;= <text:s text:c="2"/>2</text:p>
          </table:table-cell>
        </table:table-row>
      </table:table>
      <text:p text:style-name="P8"/>
      <text:p text:style-name="P9">Special operators</text:p>
      <text:list xml:id="list1576906131" text:style-name="L2">
        <text:list-item>
          <text:p text:style-name="P11"><text:span text:style-name="T3">in operator (membership operator) </text:span></text:p>
        </text:list-item>
      </text:list>
      <text:list xml:id="list2340046004" text:style-name="L7">
        <text:list-item>
          <text:p text:style-name="P13">In operator tells you if an object is part of oher object or not</text:p>
          <text:p text:style-name="P13">for eample :-</text:p>
        </text:list-item>
      </text:list>
      <text:p text:style-name="P14"><text:bookmark-start text:name="__DdeLink__126_1388896702"/>a<text:bookmark-end text:name="__DdeLink__126_1388896702"/></text:p>
      <text:list xml:id="list141646581601741" text:continue-numbering="true" text:style-name="L7">
        <text:list-item>
          <text:list>
            <text:list-item>
              <text:list>
                <text:list-item>
                  <text:list>
                    <text:list-header>
                      <text:p text:style-name="P13"/>
                    </text:list-header>
                  </text:list>
                </text:list-item>
              </text:list>
            </text:list-item>
          </text:list>
        </text:list-item>
      </text:list>
      <text:list xml:id="list141645463011724" text:continue-list="list1576906131" text:style-name="L2">
        <text:list-item>
          <text:p text:style-name="P10">is operator</text:p>
        </text:list-item>
      </text:list>
      <text:list xml:id="list2633198573" text:style-name="L4">
        <text:list-header>
          <text:p text:style-name="P12"/>
        </text:list-header>
      </text:list>
      <text:p text:style-name="P9"/>
      <text:list xml:id="list141646062685212" text:continue-list="list141645463011724" text:style-name="L2">
        <text:list-header>
          <text:p text:style-name="P10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1" fo:font-size="15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1" fo:font-size="15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1" fo:font-family="Arial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IN">
      <number:number number:min-integer-digits="1"/>
    </number:number-style>
    <number:text-style style:name="N10100" number:language="en" number:country="IN">
      <number:text-content/>
    </number:text-style>
    <style:style style:name="Box_20_List_20_Blue.1" style:display-name="Box List Blue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Green.1" style:display-name="Box List Green.1" style:family="table-cell" style:data-style-name="N10100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2" style:display-name="Box List Green.2" style:family="table-cell" style:data-style-name="N10000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Green.3" style:display-name="Box List Green.3" style:family="table-cell" style:data-style-name="N10100">
      <style:table-cell-properties fo:border-left="0.74pt solid #009353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4" style:display-name="Box List Green.4" style:family="table-cell" style:data-style-name="N10000">
      <style:table-cell-properties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5" style:display-name="Box List Green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6" style:display-name="Box List Green.6" style:family="table-cell" style:data-style-name="N10100">
      <style:table-cell-properties fo:background-color="#dddddd" fo:border-left="0.74pt solid #009353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7" style:display-name="Box List Green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8" style:display-name="Box List Green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9" style:display-name="Box List Green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10" style:display-name="Box List Green.10" style:family="table-cell" style:data-style-name="N10000">
      <style:table-cell-properties fo:background-color="#dddddd"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11" style:display-name="Box List Green.11" style:family="table-cell" style:data-style-name="N10100">
      <style:table-cell-properties fo:background-color="#009353" fo:border-lef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12" style:display-name="Box List Green.12" style:family="table-cell" style:data-style-name="N10100">
      <style:table-cell-properties fo:background-color="#009353" fo:border-righ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13" style:display-name="Box List Green.13" style:family="table-cell" style:data-style-name="N10100">
      <style:table-cell-properties fo:background-color="#bee3d3" fo:border-lef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Green.14" style:display-name="Box List Green.14" style:family="table-cell" style:data-style-name="N10000">
      <style:table-cell-properties fo:background-color="#bee3d3" fo:border-righ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Green.15" style:display-name="Box List Green.15" style:family="table-cell" style:data-style-name="N10100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16" style:display-name="Box List Green.16" style:family="table-cell" style:data-style-name="N10000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Box List Green" table:first-row-end-column="row" table:first-row-start-column="row" table:last-row-end-column="row" table:last-row-start-column="row">
      <table:first-row table:style-name="Box_20_List_20_Green.1"/>
      <table:last-row table:style-name="Box_20_List_20_Green.2"/>
      <table:first-column table:style-name="Box_20_List_20_Green.3"/>
      <table:last-column table:style-name="Box_20_List_20_Green.4"/>
      <table:body table:style-name="Box_20_List_20_Green.9"/>
      <table:even-rows table:style-name="Box_20_List_20_Green.5"/>
      <table:odd-rows table:style-name="Box_20_List_20_Green.6"/>
      <table:even-columns table:style-name="Box_20_List_20_Green.7"/>
      <table:odd-columns table:style-name="Box_20_List_20_Green.8"/>
      <table:background table:style-name="Box_20_List_20_Green.10"/>
      <loext:first-row-even-column table:style-name="Box_20_List_20_Green.15"/>
      <loext:last-row-even-column table:style-name="Box_20_List_20_Green.16"/>
      <loext:first-row-end-column table:style-name="Box_20_List_20_Green.12"/>
      <loext:first-row-start-column table:style-name="Box_20_List_20_Green.11"/>
      <loext:last-row-end-column table:style-name="Box_20_List_20_Green.14"/>
      <loext:last-row-start-column table:style-name="Box_20_List_20_Green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12:24:15.943448933</meta:creation-date>
    <dc:date>2023-10-09T14:16:44.961125158</dc:date>
    <meta:editing-duration>PT2H10M22S</meta:editing-duration>
    <meta:editing-cycles>3</meta:editing-cycles>
    <meta:generator>LibreOffice/7.3.7.2$Linux_X86_64 LibreOffice_project/30$Build-2</meta:generator>
    <meta:document-statistic meta:table-count="2" meta:image-count="0" meta:object-count="0" meta:page-count="1" meta:paragraph-count="41" meta:word-count="112" meta:character-count="459" meta:non-whitespace-character-count="378"/>
  </office:meta>
</office:document-meta>
</file>